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wiss" style:font-pitch="variable"/>
    <style:font-face style:name="Nimbus Sans L" svg:font-family="Nimbus Sans L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 Mono" svg:font-family="DejaVu Sans Mono" style:font-family-generic="modern" style:font-pitch="fixed"/>
    <style:font-face style:name="StarSymbol" svg:font-family="StarSymbol" style:font-family-generic="system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ourier 10 Pitch" svg:font-family="Courier 10 Pitch" style:font-family-generic="system" style:font-pitch="fixed"/>
    <style:font-face style:name="monospace, monospace" svg:font-family="monospace, monospace" style:font-family-generic="system"/>
    <style:font-face style:name="Arial, sans-serif" svg:font-family="Arial, sans-serif" style:font-family-generic="system"/>
    <style:font-face style:name="Courier" svg:font-family="Courier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TableColumn2" style:family="table-column">
      <style:table-column-properties style:column-width="6.6923in" style:use-optimal-column-width="false"/>
    </style:style>
    <style:style style:name="Table1" style:family="table" style:master-page-name="MP0">
      <style:table-properties style:width="6.6923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0.0034in solid #000000" fo:background-color="#C0C0C0" style:writing-mode="lr-tb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text-align="center"/>
      <style:text-properties style:font-name="Courier 10 Pitch" fo:font-weight="bold" style:font-weight-asian="bold" style:font-weight-complex="bold" fo:font-size="10pt" style:font-size-asian="10pt" style:font-size-complex="10pt"/>
    </style:style>
    <style:style style:name="P8" style:parent-style-name="TableContents" style:family="paragraph">
      <style:paragraph-properties fo:text-align="center"/>
      <style:text-properties style:font-name="Courier 10 Pitch" fo:font-weight="bold" style:font-weight-asian="bold" style:font-weight-complex="bold" fo:font-size="10pt" style:font-size-asian="10pt" style:font-size-complex="10pt"/>
    </style:style>
    <style:style style:name="P9" style:parent-style-name="Standard" style:family="paragraph">
      <style:paragraph-properties fo:text-align="justify"/>
    </style:style>
    <style:style style:name="T10" style:parent-style-name="Fuentedepárrafopredeter." style:family="text">
      <style:text-properties style:font-name="Courier 10 Pitch" fo:font-size="10pt" style:font-size-asian="10pt" style:font-size-complex="10pt"/>
    </style:style>
    <style:style style:name="TableColumn12" style:family="table-column">
      <style:table-column-properties style:column-width="6.6923in" style:use-optimal-column-width="false"/>
    </style:style>
    <style:style style:name="Table11" style:family="table">
      <style:table-properties style:width="6.6923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34in solid #000000" fo:background-color="#C0C0C0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Courier 10 Pitch" fo:font-weight="bold" style:font-weight-asian="bold" style:font-weight-complex="bold" fo:font-size="10pt" style:font-size-asian="10pt" style:font-size-complex="10pt"/>
    </style:style>
    <style:style style:name="P16" style:parent-style-name="Textbody" style:family="paragraph">
      <style:paragraph-properties style:line-height-at-least="0.1833in"/>
      <style:text-properties style:font-name="Courier 10 Pitch" fo:font-size="10pt" style:font-size-asian="10pt" style:font-size-complex="10pt"/>
    </style:style>
    <style:style style:name="P17" style:parent-style-name="PreformattedText" style:family="paragraph">
      <style:paragraph-properties style:line-height-at-least="0.1833in"/>
    </style:style>
    <style:style style:name="T18" style:parent-style-name="Fuentedepárrafopredeter." style:family="text">
      <style:text-properties style:font-name="monospace, monospace" fo:color="#000000"/>
    </style:style>
    <style:style style:name="T19" style:parent-style-name="Fuentedepárrafopredeter." style:family="text">
      <style:text-properties style:font-name="monospace, monospace" fo:color="#483D8B"/>
    </style:style>
    <style:style style:name="T20" style:parent-style-name="Fuentedepárrafopredeter." style:family="text">
      <style:text-properties style:font-name="monospace, monospace" fo:color="#66CC66"/>
    </style:style>
    <style:style style:name="T21" style:parent-style-name="Fuentedepárrafopredeter." style:family="text">
      <style:text-properties style:font-name="monospace, monospace" fo:color="#000000"/>
    </style:style>
    <style:style style:name="T22" style:parent-style-name="Fuentedepárrafopredeter." style:family="text">
      <style:text-properties style:font-name="monospace, monospace" fo:color="#483D8B"/>
    </style:style>
    <style:style style:name="T23" style:parent-style-name="Fuentedepárrafopredeter." style:family="text">
      <style:text-properties style:font-name="monospace, monospace" fo:color="#66CC66"/>
    </style:style>
    <style:style style:name="T24" style:parent-style-name="Fuentedepárrafopredeter." style:family="text">
      <style:text-properties style:font-name="monospace, monospace" fo:color="#000000"/>
    </style:style>
    <style:style style:name="T25" style:parent-style-name="Fuentedepárrafopredeter." style:family="text">
      <style:text-properties style:font-name="monospace, monospace" fo:color="#483D8B"/>
    </style:style>
    <style:style style:name="T26" style:parent-style-name="Fuentedepárrafopredeter." style:family="text">
      <style:text-properties style:font-name="monospace, monospace" fo:color="#66CC66"/>
    </style:style>
    <style:style style:name="T27" style:parent-style-name="Fuentedepárrafopredeter." style:family="text">
      <style:text-properties style:font-name="monospace, monospace" fo:color="#000000"/>
    </style:style>
    <style:style style:name="T28" style:parent-style-name="Fuentedepárrafopredeter." style:family="text">
      <style:text-properties style:font-name="monospace, monospace" fo:color="#483D8B"/>
    </style:style>
    <style:style style:name="T29" style:parent-style-name="Fuentedepárrafopredeter." style:family="text">
      <style:text-properties style:font-name="monospace, monospace" fo:color="#000000"/>
    </style:style>
    <style:style style:name="P30" style:parent-style-name="PreformattedText" style:family="paragraph">
      <style:paragraph-properties fo:widows="2" fo:orphans="2" fo:background-color="#F9F9F9"/>
    </style:style>
    <style:style style:name="T31" style:parent-style-name="Fuentedepárrafopredeter." style:family="text">
      <style:text-properties style:font-name="monospace, monospace" fo:color="#000000"/>
    </style:style>
    <style:style style:name="T32" style:parent-style-name="Fuentedepárrafopredeter." style:family="text">
      <style:text-properties style:font-name="monospace, monospace" fo:color="#483D8B"/>
    </style:style>
    <style:style style:name="T33" style:parent-style-name="Fuentedepárrafopredeter." style:family="text">
      <style:text-properties style:font-name="monospace, monospace" fo:color="#66CC66"/>
    </style:style>
    <style:style style:name="T34" style:parent-style-name="Fuentedepárrafopredeter." style:family="text">
      <style:text-properties style:font-name="monospace, monospace" fo:color="#000000"/>
    </style:style>
    <style:style style:name="T35" style:parent-style-name="Fuentedepárrafopredeter." style:family="text">
      <style:text-properties style:font-name="monospace, monospace" fo:color="#483D8B"/>
    </style:style>
    <style:style style:name="T36" style:parent-style-name="Fuentedepárrafopredeter." style:family="text">
      <style:text-properties style:font-name="monospace, monospace" fo:color="#66CC66"/>
    </style:style>
    <style:style style:name="T37" style:parent-style-name="Fuentedepárrafopredeter." style:family="text">
      <style:text-properties style:font-name="monospace, monospace" fo:color="#000000"/>
    </style:style>
    <style:style style:name="T38" style:parent-style-name="Fuentedepárrafopredeter." style:family="text">
      <style:text-properties style:font-name="monospace, monospace" fo:color="#483D8B"/>
    </style:style>
    <style:style style:name="T39" style:parent-style-name="Fuentedepárrafopredeter." style:family="text">
      <style:text-properties style:font-name="monospace, monospace" fo:color="#66CC66"/>
    </style:style>
    <style:style style:name="T40" style:parent-style-name="Fuentedepárrafopredeter." style:family="text">
      <style:text-properties style:font-name="monospace, monospace" fo:color="#000000"/>
    </style:style>
    <style:style style:name="T41" style:parent-style-name="Fuentedepárrafopredeter." style:family="text">
      <style:text-properties style:font-name="monospace, monospace" fo:color="#483D8B"/>
    </style:style>
    <style:style style:name="T42" style:parent-style-name="Fuentedepárrafopredeter." style:family="text">
      <style:text-properties style:font-name="monospace, monospace" fo:color="#000000"/>
    </style:style>
    <style:style style:name="P43" style:parent-style-name="PreformattedText" style:family="paragraph">
      <style:paragraph-properties fo:widows="2" fo:orphans="2" fo:background-color="#F9F9F9"/>
    </style:style>
    <style:style style:name="T44" style:parent-style-name="Fuentedepárrafopredeter." style:family="text">
      <style:text-properties style:font-name="monospace, monospace" fo:color="#000000"/>
    </style:style>
    <style:style style:name="T45" style:parent-style-name="Fuentedepárrafopredeter." style:family="text">
      <style:text-properties style:font-name="monospace, monospace" fo:color="#483D8B"/>
    </style:style>
    <style:style style:name="T46" style:parent-style-name="Fuentedepárrafopredeter." style:family="text">
      <style:text-properties style:font-name="monospace, monospace" fo:color="#66CC66"/>
    </style:style>
    <style:style style:name="T47" style:parent-style-name="Fuentedepárrafopredeter." style:family="text">
      <style:text-properties style:font-name="monospace, monospace" fo:color="#000000"/>
    </style:style>
    <style:style style:name="T48" style:parent-style-name="Fuentedepárrafopredeter." style:family="text">
      <style:text-properties style:font-name="monospace, monospace" fo:color="#483D8B"/>
    </style:style>
    <style:style style:name="T49" style:parent-style-name="Fuentedepárrafopredeter." style:family="text">
      <style:text-properties style:font-name="monospace, monospace" fo:color="#66CC66"/>
    </style:style>
    <style:style style:name="T50" style:parent-style-name="Fuentedepárrafopredeter." style:family="text">
      <style:text-properties style:font-name="monospace, monospace" fo:color="#000000"/>
    </style:style>
    <style:style style:name="T51" style:parent-style-name="Fuentedepárrafopredeter." style:family="text">
      <style:text-properties style:font-name="monospace, monospace" fo:color="#483D8B"/>
    </style:style>
    <style:style style:name="T52" style:parent-style-name="Fuentedepárrafopredeter." style:family="text">
      <style:text-properties style:font-name="monospace, monospace" fo:color="#66CC66"/>
    </style:style>
    <style:style style:name="T53" style:parent-style-name="Fuentedepárrafopredeter." style:family="text">
      <style:text-properties style:font-name="monospace, monospace" fo:color="#000000"/>
    </style:style>
    <style:style style:name="T54" style:parent-style-name="Fuentedepárrafopredeter." style:family="text">
      <style:text-properties style:font-name="monospace, monospace" fo:color="#483D8B"/>
    </style:style>
    <style:style style:name="T55" style:parent-style-name="Fuentedepárrafopredeter." style:family="text">
      <style:text-properties style:font-name="monospace, monospace" fo:color="#000000"/>
    </style:style>
    <style:style style:name="P56" style:parent-style-name="PreformattedText" style:family="paragraph">
      <style:paragraph-properties fo:widows="2" fo:orphans="2" fo:background-color="#F9F9F9"/>
    </style:style>
    <style:style style:name="T57" style:parent-style-name="Fuentedepárrafopredeter." style:family="text">
      <style:text-properties style:font-name="monospace, monospace" fo:color="#000000"/>
    </style:style>
    <style:style style:name="T58" style:parent-style-name="Fuentedepárrafopredeter." style:family="text">
      <style:text-properties style:font-name="monospace, monospace" fo:color="#483D8B"/>
    </style:style>
    <style:style style:name="T59" style:parent-style-name="Fuentedepárrafopredeter." style:family="text">
      <style:text-properties style:font-name="monospace, monospace" fo:color="#66CC66"/>
    </style:style>
    <style:style style:name="T60" style:parent-style-name="Fuentedepárrafopredeter." style:family="text">
      <style:text-properties style:font-name="monospace, monospace" fo:color="#000000"/>
    </style:style>
    <style:style style:name="T61" style:parent-style-name="Fuentedepárrafopredeter." style:family="text">
      <style:text-properties style:font-name="monospace, monospace" fo:color="#483D8B"/>
    </style:style>
    <style:style style:name="T62" style:parent-style-name="Fuentedepárrafopredeter." style:family="text">
      <style:text-properties style:font-name="monospace, monospace" fo:color="#66CC66"/>
    </style:style>
    <style:style style:name="T63" style:parent-style-name="Fuentedepárrafopredeter." style:family="text">
      <style:text-properties style:font-name="monospace, monospace" fo:color="#000000"/>
    </style:style>
    <style:style style:name="T64" style:parent-style-name="Fuentedepárrafopredeter." style:family="text">
      <style:text-properties style:font-name="monospace, monospace" fo:color="#483D8B"/>
    </style:style>
    <style:style style:name="T65" style:parent-style-name="Fuentedepárrafopredeter." style:family="text">
      <style:text-properties style:font-name="monospace, monospace" fo:color="#66CC66"/>
    </style:style>
    <style:style style:name="T66" style:parent-style-name="Fuentedepárrafopredeter." style:family="text">
      <style:text-properties style:font-name="monospace, monospace" fo:color="#000000"/>
    </style:style>
    <style:style style:name="T67" style:parent-style-name="Fuentedepárrafopredeter." style:family="text">
      <style:text-properties style:font-name="monospace, monospace" fo:color="#483D8B"/>
    </style:style>
    <style:style style:name="T68" style:parent-style-name="Fuentedepárrafopredeter." style:family="text">
      <style:text-properties style:font-name="monospace, monospace" fo:color="#000000"/>
    </style:style>
    <style:style style:name="P69" style:parent-style-name="Textbody" style:family="paragraph">
      <style:paragraph-properties style:line-height-at-least="0.1833in"/>
      <style:text-properties style:font-name="Courier 10 Pitch" fo:font-size="10pt" style:font-size-asian="10pt" style:font-size-complex="10pt"/>
    </style:style>
    <style:style style:name="TableColumn71" style:family="table-column">
      <style:table-column-properties style:column-width="6.6923in" style:use-optimal-column-width="false"/>
    </style:style>
    <style:style style:name="Table70" style:family="table">
      <style:table-properties style:width="6.6923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34in solid #000000" fo:background-color="#C0C0C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Courier 10 Pitch" fo:font-weight="bold" style:font-weight-asian="bold" style:font-weight-complex="bold" fo:font-size="10pt" style:font-size-asian="10pt" style:font-size-complex="10pt"/>
    </style:style>
    <style:style style:name="P75" style:parent-style-name="Textbody" style:family="paragraph">
      <style:text-properties style:font-name="Arial, sans-serif" fo:color="#000000" fo:font-size="10pt" style:font-size-asian="10pt" style:font-size-complex="10pt"/>
    </style:style>
    <style:style style:name="T76" style:parent-style-name="Fuentedepárrafopredeter." style:family="text">
      <style:text-properties style:font-name="Arial, sans-serif" fo:color="#000000" fo:font-size="7.5pt" style:font-size-asian="7.5pt"/>
    </style:style>
    <style:style style:name="T77" style:parent-style-name="Fuentedepárrafopredeter." style:family="text">
      <style:text-properties style:font-name="Arial, sans-serif" fo:color="#666666" fo:font-size="7.5pt" style:font-size-asian="7.5pt"/>
    </style:style>
    <style:style style:name="T78" style:parent-style-name="Fuentedepárrafopredeter." style:family="text">
      <style:text-properties style:font-name="Arial, sans-serif" fo:color="#000000" fo:font-size="7.5pt" style:font-size-asian="7.5pt"/>
    </style:style>
    <style:style style:name="T79" style:parent-style-name="Fuentedepárrafopredeter." style:family="text">
      <style:text-properties style:font-name="Arial, sans-serif" fo:color="#000000" fo:font-size="7.5pt" style:font-size-asian="7.5pt"/>
    </style:style>
    <style:style style:name="T80" style:parent-style-name="Fuentedepárrafopredeter." style:family="text">
      <style:text-properties style:font-name="Arial, sans-serif" fo:color="#000000" fo:font-size="7.5pt" style:font-size-asian="7.5pt"/>
    </style:style>
    <style:style style:name="P81" style:parent-style-name="PreformattedText" style:family="paragraph">
      <style:text-properties style:font-name="Arial, sans-serif" fo:color="#000000"/>
    </style:style>
    <style:style style:name="P82" style:parent-style-name="PreformattedText" style:family="paragraph">
      <style:text-properties style:font-name="Arial, sans-serif" fo:color="#000000"/>
    </style:style>
    <style:style style:name="P83" style:parent-style-name="PreformattedText" style:family="paragraph">
      <style:text-properties style:font-name="Arial, sans-serif" fo:color="#000000"/>
    </style:style>
    <style:style style:name="P84" style:parent-style-name="PreformattedText" style:family="paragraph">
      <style:text-properties style:font-name="Arial, sans-serif" fo:color="#000000"/>
    </style:style>
    <style:style style:name="P85" style:parent-style-name="PreformattedText" style:family="paragraph">
      <style:text-properties style:font-name="Arial, sans-serif" fo:color="#000000"/>
    </style:style>
    <style:style style:name="TableColumn87" style:family="table-column">
      <style:table-column-properties style:column-width="6.6923in" style:use-optimal-column-width="false"/>
    </style:style>
    <style:style style:name="Table86" style:family="table">
      <style:table-properties style:width="6.6923in" fo:margin-left="0in" table:align="lef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34in solid #000000" fo:background-color="#C0C0C0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Courier 10 Pitch" fo:font-weight="bold" style:font-weight-asian="bold" style:font-weight-complex="bold" fo:font-size="10pt" style:font-size-asian="10pt" style:font-size-complex="10pt"/>
    </style:style>
    <style:style style:name="S1" style:family="section">
      <style:section-properties fo:margin-left="0in" fo:margin-right="0in" style:writing-mode="lr-tb"/>
    </style:style>
    <style:style style:name="P91" style:parent-style-name="PreformattedText" style:family="paragraph">
      <style:paragraph-properties fo:margin-bottom="0.1965in"/>
    </style:style>
    <style:style style:name="P92" style:parent-style-name="PreformattedText" style:family="paragraph">
      <style:paragraph-properties fo:margin-bottom="0.1965in"/>
    </style:style>
    <style:style style:name="P93" style:parent-style-name="PreformattedText" style:family="paragraph">
      <style:paragraph-properties fo:margin-bottom="0.1965in"/>
    </style:style>
    <style:style style:name="S2" style:family="section">
      <style:section-properties fo:margin-left="0in" fo:margin-right="0in" style:writing-mode="lr-tb"/>
    </style:style>
    <style:style style:name="P94" style:parent-style-name="PreformattedText" style:family="paragraph">
      <style:paragraph-properties fo:margin-bottom="0.1965in"/>
    </style:style>
    <style:style style:name="TableColumn96" style:family="table-column">
      <style:table-column-properties style:column-width="6.6923in" style:use-optimal-column-width="false"/>
    </style:style>
    <style:style style:name="Table95" style:family="table">
      <style:table-properties style:width="6.6923in" fo:margin-left="0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34in solid #000000" fo:background-color="#C0C0C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Courier 10 Pitch" fo:font-weight="bold" style:font-weight-asian="bold" style:font-weight-complex="bold" fo:font-size="10pt" style:font-size-asian="10pt" style:font-size-complex="10pt"/>
    </style:style>
    <style:style style:name="P100" style:parent-style-name="Standard" style:family="paragraph">
      <style:paragraph-properties fo:margin-bottom="0.1965in"/>
    </style:style>
    <style:style style:name="P101" style:parent-style-name="Standard" style:family="paragraph">
      <style:paragraph-properties fo:margin-bottom="0.1965in"/>
      <style:text-properties style:font-name="Courier" style:font-name-asian="Courier" style:font-name-complex="Courier" fo:font-size="10pt" style:font-size-asian="10pt" style:font-size-complex="10pt"/>
    </style:style>
    <style:style style:name="P102" style:parent-style-name="Standard" style:family="paragraph">
      <style:paragraph-properties style:text-autospace="none"/>
      <style:text-properties style:font-name="Courier" style:font-name-asian="Courier" style:font-name-complex="Courier" fo:font-size="10pt" style:font-size-asian="10pt" style:font-size-complex="10pt"/>
    </style:style>
    <style:style style:name="P103" style:parent-style-name="Standard" style:family="paragraph">
      <style:paragraph-properties style:text-autospace="none"/>
      <style:text-properties style:font-name="Courier" style:font-name-asian="Courier" style:font-name-complex="Courier" fo:font-size="10pt" style:font-size-asian="10pt" style:font-size-complex="10pt"/>
    </style:style>
    <style:style style:name="P104" style:parent-style-name="Standard" style:family="paragraph">
      <style:paragraph-properties style:text-autospace="none"/>
    </style:style>
    <style:style style:name="T105" style:parent-style-name="Fuentedepárrafopredeter." style:family="text">
      <style:text-properties style:font-name="Courier" style:font-name-asian="Courier" style:font-name-complex="Courier" fo:font-size="10pt" style:font-size-asian="10pt" style:font-size-complex="10pt"/>
    </style:style>
    <style:style style:name="P106" style:parent-style-name="Standard" style:family="paragraph">
      <style:paragraph-properties style:text-autospace="none"/>
    </style:style>
    <style:style style:name="P107" style:parent-style-name="Standard" style:family="paragraph">
      <style:paragraph-properties style:text-autospace="none"/>
    </style:style>
    <style:style style:name="T108" style:parent-style-name="Fuentedepárrafopredeter." style:family="text">
      <style:text-properties style:font-name="Courier" style:font-name-asian="Courier" style:font-name-complex="Courier" fo:font-size="10pt" style:font-size-asian="10pt" style:font-size-complex="10pt"/>
    </style:style>
    <style:style style:name="T109" style:parent-style-name="Fuentedepárrafopredeter." style:family="text">
      <style:text-properties style:font-name="Courier" style:font-name-asian="Courier" style:font-name-complex="Courier" fo:font-size="10pt" style:font-size-asian="10pt" style:font-size-complex="10pt"/>
    </style:style>
    <style:style style:name="P110" style:parent-style-name="Standard" style:family="paragraph">
      <style:paragraph-properties style:text-autospace="none"/>
    </style:style>
    <style:style style:name="P111" style:parent-style-name="Standard" style:family="paragraph">
      <style:paragraph-properties style:text-autospace="none"/>
    </style:style>
    <style:style style:name="P112" style:parent-style-name="Standard" style:family="paragraph">
      <style:paragraph-properties style:text-autospace="none"/>
    </style:style>
    <style:style style:name="TableColumn114" style:family="table-column">
      <style:table-column-properties style:column-width="6.6923in" style:use-optimal-column-width="false"/>
    </style:style>
    <style:style style:name="Table113" style:family="table">
      <style:table-properties style:width="6.6923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34in solid #000000" fo:background-color="#C0C0C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Courier 10 Pitch" fo:font-weight="bold" style:font-weight-asian="bold" style:font-weight-complex="bold" fo:font-size="10pt" style:font-size-asian="10pt" style:font-size-complex="10pt"/>
    </style:style>
    <style:style style:name="P118" style:parent-style-name="PreformattedText" style:family="paragraph">
      <style:paragraph-properties fo:margin-bottom="0.1965in"/>
    </style:style>
    <style:style style:name="P119" style:parent-style-name="PreformattedText" style:family="paragraph">
      <style:paragraph-properties fo:margin-bottom="0.1965in"/>
    </style:style>
    <style:style style:name="P120" style:parent-style-name="PreformattedText" style:family="paragraph">
      <style:paragraph-properties fo:margin-bottom="0.1965in"/>
    </style:style>
    <style:style style:name="P121" style:parent-style-name="PreformattedText" style:family="paragraph">
      <style:paragraph-properties fo:margin-bottom="0.1965in"/>
    </style:style>
    <style:style style:name="P122" style:parent-style-name="PreformattedText" style:family="paragraph">
      <style:paragraph-properties fo:margin-bottom="0.1965in"/>
    </style:style>
    <style:style style:name="P123" style:parent-style-name="PreformattedText" style:family="paragraph">
      <style:paragraph-properties fo:margin-bottom="0.1965in"/>
    </style:style>
    <style:style style:name="P124" style:parent-style-name="Standard" style:family="paragraph">
      <style:paragraph-properties style:text-autospace="none"/>
    </style:style>
    <style:style style:name="TableColumn126" style:family="table-column">
      <style:table-column-properties style:column-width="6.6923in" style:use-optimal-column-width="false"/>
    </style:style>
    <style:style style:name="Table125" style:family="table">
      <style:table-properties style:width="6.6923in" fo:margin-left="0in" table:align="lef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34in solid #000000" fo:background-color="#C0C0C0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Courier 10 Pitch" fo:font-weight="bold" style:font-weight-asian="bold" style:font-weight-complex="bold" fo:font-size="10pt" style:font-size-asian="10pt" style:font-size-complex="10pt"/>
    </style:style>
    <style:style style:name="S3" style:family="section">
      <style:section-properties fo:margin-left="0in" fo:margin-right="0in" style:writing-mode="lr-tb"/>
    </style:style>
    <style:style style:name="TableColumn131" style:family="table-column">
      <style:table-column-properties style:column-width="2.1784in" style:use-optimal-column-width="false"/>
    </style:style>
    <style:style style:name="Table130" style:family="table">
      <style:table-properties style:width="2.1784in" fo:margin-left="0in" table:align="center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104in solid #000000" style:writing-mode="lr-tb" style:vertical-align="middle" fo:padding-top="0.1041in" fo:padding-left="0.1041in" fo:padding-bottom="0.1041in" fo:padding-right="0.1041in"/>
    </style:style>
    <style:style style:name="T134" style:parent-style-name="Fuentedepárrafopredeter." style:family="text">
      <style:text-properties fo:font-weight="bold" style:font-weight-asian="bold"/>
    </style:style>
    <style:style style:name="S4" style:family="section">
      <style:section-properties fo:margin-left="0in" fo:margin-right="0in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Python</text:p>
            <text:p text:style-name="P8">Ficheros CSV Python</text:p>
          </table:table-cell>
        </table:table-row>
      </table:table>
      <text:p text:style-name="Standard"/>
      <text:p text:style-name="P9"><text:a xlink:href="http://profesores.ing.unab.cl/~delaf/cursos/programacion/ejemplos/python" office:target-frame-name="_top" xlink:show="replace"><text:span text:style-name="T10">h</text:span></text:a></text:p>
      <table:table table:style-name="Table11">
        <table:table-columns>
          <table:table-column table:style-name="TableColumn12"/>
        </table:table-columns>
        <table:table-row table:style-name="TableRow13">
          <table:table-cell table:style-name="TableCell14">
            <text:p text:style-name="P15">Ejercicio <text:s/>1</text:p>
          </table:table-cell>
        </table:table-row>
      </table:table>
      <text:p text:style-name="P16">Si sabemos que debemos leer un fichero y que su salida por pantalla es la siguiente:</text:p>
      <text:p text:style-name="P17"><text:span text:style-name="T18">[</text:span><text:span text:style-name="T19">'Países'</text:span><text:span text:style-name="T20">,</text:span><text:span text:style-name="T21"><text:s/></text:span><text:span text:style-name="T22">'HOMBRES'</text:span><text:span text:style-name="T23">,</text:span><text:span text:style-name="T24"><text:s/></text:span><text:span text:style-name="T25">'MUJERES'</text:span><text:span text:style-name="T26">,</text:span><text:span text:style-name="T27"><text:s/></text:span><text:span text:style-name="T28">'TOTAL'</text:span><text:span text:style-name="T29">]</text:span></text:p>
      <text:p text:style-name="P30"><text:span text:style-name="T31"><text:tab/>[</text:span><text:span text:style-name="T32">'Rumania'</text:span><text:span text:style-name="T33">,</text:span><text:span text:style-name="T34"><text:s/></text:span><text:span text:style-name="T35">'16704'</text:span><text:span text:style-name="T36">,</text:span><text:span text:style-name="T37"><text:s/></text:span><text:span text:style-name="T38">'14487'</text:span><text:span text:style-name="T39">,</text:span><text:span text:style-name="T40"><text:s/></text:span><text:span text:style-name="T41">'31191'</text:span><text:span text:style-name="T42">]</text:span></text:p>
      <text:p text:style-name="P43"><text:span text:style-name="T44"><text:tab/>[</text:span><text:span text:style-name="T45">'Ecuador'</text:span><text:span text:style-name="T46">,</text:span><text:span text:style-name="T47"><text:s/></text:span><text:span text:style-name="T48">'5612'</text:span><text:span text:style-name="T49">,</text:span><text:span text:style-name="T50"><text:s/></text:span><text:span text:style-name="T51">'5713'</text:span><text:span text:style-name="T52">,</text:span><text:span text:style-name="T53"><text:s/></text:span><text:span text:style-name="T54">'11325'</text:span><text:span text:style-name="T55">]</text:span></text:p>
      <text:p text:style-name="P56"><text:span text:style-name="T57"><text:tab/>[</text:span><text:span text:style-name="T58">'Marruecos'</text:span><text:span text:style-name="T59">,</text:span><text:span text:style-name="T60"><text:s/></text:span><text:span text:style-name="T61">'5042'</text:span><text:span text:style-name="T62">,</text:span><text:span text:style-name="T63"><text:s/></text:span><text:span text:style-name="T64">'3007'</text:span><text:span text:style-name="T65">,</text:span><text:span text:style-name="T66"><text:s/></text:span><text:span text:style-name="T67">'8049'</text:span><text:span text:style-name="T68">]</text:span></text:p>
      <text:p text:style-name="P69">Realiza la función de lectura que te permitirá ver dicho resultado</text:p>
      <table:table table:style-name="Table70">
        <table:table-columns>
          <table:table-column table:style-name="TableColumn71"/>
        </table:table-columns>
        <table:table-row table:style-name="TableRow72">
          <table:table-cell table:style-name="TableCell73">
            <text:p text:style-name="P74">Ejercicio <text:s/>2</text:p>
          </table:table-cell>
        </table:table-row>
      </table:table>
      <text:p text:style-name="P75">Queremos guardar una estructura de diccionario en un fichero:</text:p>
      <text:p text:style-name="PreformattedText"><text:span text:style-name="T76"><text:tab/>notas<text:s/></text:span><text:span text:style-name="T77">=</text:span><text:span text:style-name="T78"><text:s/>{</text:span><text:span text:style-name="T79">alumno: nota</text:span><text:span text:style-name="T80">}</text:span></text:p>
      <text:p text:style-name="P81">Deberemos pedir por teclado 5 pares de datos y guardarlos en el diccionario. Después debemos guardar la estructura en un fichero y leerla</text:p>
      <text:p text:style-name="P82"/>
      <text:p text:style-name="P83">Hacemos dos funciones una de grabar y otra de leer. Recordar que estamos serializando</text:p>
      <text:p text:style-name="P84"/>
      <text:p text:style-name="P85"/>
      <table:table table:style-name="Table86">
        <table:table-columns>
          <table:table-column table:style-name="TableColumn87"/>
        </table:table-columns>
        <table:table-row table:style-name="TableRow88">
          <table:table-cell table:style-name="TableCell89">
            <text:p text:style-name="P90">Ejercicio <text:s/>3</text:p>
          </table:table-cell>
        </table:table-row>
      </table:table>
      <text:section text:name="Sect1" text:style-name="S1">
        <text:soft-page-break/>
        <text:p text:style-name="PreformattedText">Juan, Gómez Rofriguez,23</text:p>
        <text:p text:style-name="PreformattedText">María, López Ayala,19</text:p>
        <text:p text:style-name="P91">Roberto, Catillo Díaz,40</text:p>
        <text:p text:style-name="P92"/>
        <text:p text:style-name="P93">Queremos<text:s/>obtener el siguiente resultado de fichero: <text:s/><text:bookmark-start text:name="primary"/><text:bookmark-end text:name="primary"/></text:p>
      </text:section>
      <text:section text:name="Sect2" text:style-name="S2">
        <text:p text:style-name="PreformattedText"><text:bookmark-start text:name="content"/><text:bookmark-end text:name="content"/><text:soft-page-break/>Persona: 1</text:p>
        <text:p text:style-name="PreformattedText">------------</text:p>
        <text:p text:style-name="PreformattedText">Nombre: Juan, Apellidos: Gómez Rodríguez, Edad: 23</text:p>
        <text:p text:style-name="PreformattedText"/>
        <text:p text:style-name="PreformattedText">Persona: 2</text:p>
        <text:p text:style-name="PreformattedText">------------</text:p>
        <text:p text:style-name="PreformattedText">Nombre: María, Apellidos: López Ayala, Edad: 19</text:p>
        <text:p text:style-name="PreformattedText"/>
        <text:p text:style-name="PreformattedText">Persona: 3</text:p>
        <text:p text:style-name="PreformattedText">------------</text:p>
        <text:p text:style-name="P94">Nombre: Roberto, Apellidos: Catillo<text:s/>Díaz, Edad: 40</text:p>
        <table:table table:style-name="Table95">
          <table:table-columns>
            <table:table-column table:style-name="TableColumn96"/>
          </table:table-columns>
          <table:table-row table:style-name="TableRow97">
            <table:table-cell table:style-name="TableCell98">
              <text:p text:style-name="P99"><text:bookmark-start text:name="main"/><text:bookmark-start text:name="page"/><text:bookmark-end text:name="main"/><text:bookmark-end text:name="page"/>Ejercicio <text:s/>4</text:p>
            </table:table-cell>
          </table:table-row>
        </table:table>
        <text:p text:style-name="P100"/>
        <text:p text:style-name="P101">Sebastián, Perez,33,23566777</text:p>
        <text:p text:style-name="P102">José, Martinez,23,42121329</text:p>
        <text:p text:style-name="P103">Karina, Gonzalez,32,24159857</text:p>
        <text:p text:style-name="P104"><text:span text:style-name="T105">María Laura, Yañes,19,43852144</text:span></text:p>
        <text:p text:style-name="P106"/>
        <text:soft-page-break/>
        <text:p text:style-name="P107"><text:span text:style-name="T108">Creamos el siguiente fichero csv. Debemos volcar los datos a otro fichero, pero sólo los que tengan edad<text:s/></text:span><text:span text:style-name="T109">igual a 19</text:span></text:p>
        <text:p text:style-name="P110"/>
        <text:p text:style-name="P111"/>
        <text:p text:style-name="P112"/>
        <table:table table:style-name="Table113">
          <table:table-columns>
            <table:table-column table:style-name="TableColumn114"/>
          </table:table-columns>
          <table:table-row table:style-name="TableRow115">
            <table:table-cell table:style-name="TableCell116">
              <text:p text:style-name="P117">Ejercicio <text:s/>5</text:p>
            </table:table-cell>
          </table:table-row>
        </table:table>
        <text:p text:style-name="Standard"/>
        <text:p text:style-name="Standard">Tenemos un fichero csv con los siguientes datos:</text:p>
        <text:p text:style-name="Standard">modulo nota</text:p>
        <text:p text:style-name="PreformattedText">Aso<text:tab/>10</text:p>
        <text:p text:style-name="PreformattedText">Di<text:tab/>9</text:p>
        <text:p text:style-name="P118">Sge<text:tab/>4</text:p>
        <text:p text:style-name="P119">Los debemos haber escrito nosotros<text:s/>previamente,<text:s/>para luego leerlo y obtener:</text:p>
        <text:list text:style-name="LFO2" text:continue-numbering="true">
          <text:list-item>
            <text:p text:style-name="P120">La nota media<text:s/>del alumno</text:p>
          </text:list-item>
        </text:list>
        <text:p text:style-name="P121">La nota máxima obtenida</text:p>
        <text:list text:style-name="LFO2" text:continue-numbering="true">
          <text:list-item>
            <text:p text:style-name="P122">Las notas que ha tenido ordenadas de menor a mayor</text:p>
          </text:list-item>
        </text:list>
        <text:p text:style-name="P123"/>
        <text:p text:style-name="P124"/>
        <table:table table:style-name="Table125">
          <table:table-columns>
            <table:table-column table:style-name="TableColumn126"/>
          </table:table-columns>
          <table:table-row table:style-name="TableRow127">
            <table:table-cell table:style-name="TableCell128">
              <text:p text:style-name="P129">Ejercicio <text:s/>6</text:p>
            </table:table-cell>
          </table:table-row>
        </table:table>
        <text:p text:style-name="Standard"/>
        <text:p text:style-name="Standard">Tenemos un fichero con datos guardados de la siguiente forma:</text:p>
        <text:p text:style-name="Standard"/>
      </text:section>
      <text:section text:name="Sect3" text:style-name="S3">
        <table:table table:style-name="Table130">
          <table:table-columns>
            <table:table-column table:style-name="TableColumn131"/>
          </table:table-columns>
          <table:table-row table:style-name="TableRow132">
            <table:table-cell table:style-name="TableCell133">
              <text:soft-page-break/>
              <text:p text:style-name="TableContents"><text:span text:style-name="T134">nombre,provincia,consumo</text:span><text:line-break/>Alejandro,Sevilla,330<text:line-break/>Carmen,Sevilla,320<text:line-break/>Eugenia,Granada,280<text:line-break/>Antonio,Sevilla,340<text:line-break/>Ana,Granada,290<text:line-break/>Marta,Granada,230<text:line-break/>Luis,Huelva,310<text:line-break/>Manuel,Huelva,340<text:line-break/>Francisco,Granada,320</text:p>
            </table:table-cell>
          </table:table-row>
        </table:table>
      </text:section>
      <text:section text:name="Sect4" text:style-name="S4">
        <text:p text:style-name="Standard"/>
        <text:p text:style-name="Standard">Leer el archivo CSV mostrando los datos como una lista</text:p>
        <text:p text:style-name="Standard">Leer de<text:s/>nuevo, pero<text:s/>ahora solo mostramos el nombre y su consumo</text:p>
        <text:p text:style-name="Standard">Leer de nuevo el archivo y ordenarlo por la provincia. También querremos<text:s/>saber<text:s/>cuántas<text:s/>personas tenemos registradas.</text:p>
        <text:p text:style-name="Standard"/>
        <text:p text:style-name="Standard">Vamos a realizar una copia del fichero anterior a otro fichero llamado resultado.csv donde guardaremos las personas que haya hecho un consumo menor a 300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wiss" style:font-pitch="variable"/>
    <style:font-face style:name="Nimbus Sans L" svg:font-family="Nimbus Sans L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 Mono" svg:font-family="DejaVu Sans Mono" style:font-family-generic="modern" style:font-pitch="fixed"/>
    <style:font-face style:name="StarSymbol" svg:font-family="StarSymbol" style:font-family-generic="system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ourier 10 Pitch" svg:font-family="Courier 10 Pitch" style:font-family-generic="system" style:font-pitch="fixed"/>
    <style:font-face style:name="monospace, monospace" svg:font-family="monospace, monospace" style:font-family-generic="system"/>
    <style:font-face style:name="Arial, sans-serif" svg:font-family="Arial, sans-serif" style:font-family-generic="system"/>
    <style:font-face style:name="Courier" svg:font-family="Courier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Nimbus Roman No9 L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Nimbus Roman No9 L" style:font-name-asian="Nimbus Roman No9 L" style:font-name-complex="Nimbus Roman No9 L"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Título6" style:display-name="Título 6" style:family="paragraph" style:parent-style-name="Heading" style:next-style-name="Textbody" style:default-outline-level="6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style:font-name-asian="Nimbus Sans L" style:font-name-complex="Nimbus Sans 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DejaVu Sans Mono" style:font-name-asian="DejaVu Sans Mono" style:font-name-complex="DejaVu Sans Mono" fo:font-size="10pt" style:font-size-asian="10pt" style:font-size-complex="10pt" fo:hyphenate="false"/>
    </style:style>
    <style:style style:name="NumberingSymbols" style:display-name="Numbering Symbols" style:family="text"/>
    <style:style style:name="article_seperator" style:display-name="article_seperator" style:family="text" style:parent-style-name="Fuentedepárrafopredeter.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DejaVu Sans Mono" style:font-name-asian="DejaVu Sans Mono" style:font-name-complex="DejaVu Sans Mono"/>
    </style:style>
    <style:style style:name="Teletype" style:display-name="Teletype" style:family="text">
      <style:text-properties style:font-name="Courier New" style:font-name-asian="NSimSun" style:font-name-complex="Courier New"/>
    </style:style>
    <style:style style:name="StrongEmphasis" style:display-name="Strong Emphasis" style:family="text">
      <style:text-properties fo:font-weight="bold" style:font-weight-asian="bold" style:font-weight-complex="bold"/>
    </style:style>
    <text:list-style style:name="WW8Num1" style:display-name="WW8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9" style:family="text">
      <style:text-properties style:font-name="StarSymbol" style:font-name-asian="StarSymbol" style:font-name-complex="StarSymbol" fo:font-size="9pt" style:font-size-asian="9pt" style:font-size-complex="9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6" style:parent-style-name="Encabezado" style:family="paragraph">
      <style:text-properties style:text-underline-type="single" style:text-underline-style="solid" style:text-underline-width="auto" style:text-underline-mode="continuous"/>
    </style:style>
    <style:style style:name="P7" style:parent-style-name="Piedepágina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6"><text:s/>SGE <text:s text:c="104"/></text:p>
      </style:header>
      <style:footer>
        <text:p text:style-name="P7"><text:s text:c="109"/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ina</meta:initial-creator>
    <dc:creator>Profesor</dc:creator>
    <meta:creation-date>2017-12-04T16:53:00Z</meta:creation-date>
    <dc:date>2019-01-18T10:08:00Z</dc:date>
    <meta:print-date>2015-01-08T14:02:00Z</meta:print-date>
    <meta:template xlink:href="Normal.dotm" xlink:type="simple"/>
    <meta:editing-cycles>7</meta:editing-cycles>
    <meta:editing-duration>PT126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2" meta:paragraph-count="4" meta:word-count="358" meta:character-count="2329" meta:row-count="16" meta:non-whitespace-character-count="1975"/>
  </office:meta>
</office:document-meta>
</file>